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103" style:family="table-column">
      <style:table-column-properties fo:break-before="auto" style:column-width="327.29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10" calcext:value-type="float">
            <text:p>-10</text:p>
          </table:table-cell>
          <table:table-cell table:number-columns-repeated="2"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40" calcext:value-type="float">
            <text:p>-4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30" calcext:value-type="float">
            <text:p>3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08:11:54.573514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09:21:19.283773994</dc:date>
    <meta:editing-duration>P1DT12H10M50S</meta:editing-duration>
    <meta:editing-cycles>1656</meta:editing-cycles>
    <meta:document-statistic meta:table-count="9" meta:cell-count="2568" meta:object-count="0"/>
  </office:meta>
</office:document-meta>
</file>